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NON-C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office:value-type="string" calcext:value-type="string">
            <text:p>reciproc</text:p>
          </table:table-cell>
          <table:table-cell office:value-type="string" calcext:value-type="string">
            <text:p>delta reci</text:p>
          </table:table-cell>
          <table:table-cell office:value-type="string" calcext:value-type="string">
            <text:p>derived values</text:p>
          </table:table-cell>
          <table:table-cell office:value-type="string" calcext:value-type="string">
            <text:p>del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1-[.B2]" office:value-type="float" office:value="2.0299" calcext:value-type="float">
            <text:p>2,0299</text:p>
          </table:table-cell>
          <table:table-cell table:formula="of:=[.C2]"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table:formula="of:=1-[.B3]" office:value-type="float" office:value="1.9539" calcext:value-type="float">
            <text:p>1,9539</text:p>
          </table:table-cell>
          <table:table-cell table:formula="of:=[.C3]" office:value-type="float" office:value="0.0113" calcext:value-type="float">
            <text:p>0,0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table:formula="of:=1-[.B4]" office:value-type="float" office:value="2.583" calcext:value-type="float">
            <text:p>2,5830</text:p>
          </table:table-cell>
          <table:table-cell table:formula="of:=[.C4]" office:value-type="float" office:value="0.1138" calcext:value-type="float">
            <text:p>0,1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  <table:table-cell table:formula="of:=1/[.B6]" office:value-type="float" office:value="1.49521531100478" calcext:value-type="float">
            <text:p>1,4952</text:p>
          </table:table-cell>
          <table:table-cell table:formula="of:=1/([.B6])^2 *[.C6]" office:value-type="float" office:value="0.00201210194363682" calcext:value-type="float">
            <text:p>0,0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  <table:table-cell table:formula="of:=1/[.B8]" office:value-type="float" office:value="1.81653042688465" calcext:value-type="float">
            <text:p>1,8165</text:p>
          </table:table-cell>
          <table:table-cell table:formula="of:=1/([.B8])^2 *[.C8]" office:value-type="float" office:value="0.00461969590851682" calcext:value-type="float">
            <text:p>0,0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  <table:table-cell table:formula="of:=1/[.B10]" office:value-type="float" office:value="1.2386968908708" calcext:value-type="float">
            <text:p>1,2387</text:p>
          </table:table-cell>
          <table:table-cell table:formula="of:=1/([.B10])^2 *[.C10]" office:value-type="float" office:value="0.0142696408833129" calcext:value-type="float">
            <text:p>0,0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83244" calcext:value-type="float">
            <text:p>1,8324</text:p>
          </table:table-cell>
          <table:table-cell table:formula="of:=SQRT(([.B5]*[.C9])^2+([.B9]*[.C5])^2)" office:value-type="float" office:value="0.0257859155268918" calcext:value-type="float">
            <text:p>0,0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47786885245902" calcext:value-type="float">
            <text:p>2,4779</text:p>
          </table:table-cell>
          <table:table-cell table:formula="of:=SQRT(([.H4]/[.B9])^2+([.G4]*[.C9]/([.B9])^2)^2)" office:value-type="float" office:value="0.0976772361080408" calcext:value-type="float">
            <text:p>0,0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32426720062295" calcext:value-type="float">
            <text:p>2,3243</text:p>
          </table:table-cell>
          <table:table-cell table:formula="of:=SQRT(([.H4]/[.B7])^2+([.G4]*[.C7]/([.B7])^2)^2)" office:value-type="float" office:value="0.0652825194043668" calcext:value-type="float">
            <text:p>0,06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/>
          <table:table-cell table:formula="of:=1-[.B16]" office:value-type="float" office:value="2.2895" calcext:value-type="float">
            <text:p>2,2895</text:p>
          </table:table-cell>
          <table:table-cell table:formula="of:=[.C16]" office:value-type="float" office:value="0.0074" calcext:value-type="float">
            <text:p>0,0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/>
          <table:table-cell table:formula="of:=1-[.B17]" office:value-type="float" office:value="2.3102" calcext:value-type="float">
            <text:p>2,3102</text:p>
          </table:table-cell>
          <table:table-cell table:formula="of:=[.C17]" office:value-type="float" office:value="0.0146" calcext:value-type="float">
            <text:p>0,0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1-[.B18]" office:value-type="float" office:value="2.9952" calcext:value-type="float">
            <text:p>2,9952</text:p>
          </table:table-cell>
          <table:table-cell table:formula="of:=[.C18]" office:value-type="float" office:value="0.1499" calcext:value-type="float">
            <text:p>0,1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  <table:table-cell table:formula="of:=1/[.B20]" office:value-type="float" office:value="1.44613159797542" calcext:value-type="float">
            <text:p>1,4461</text:p>
          </table:table-cell>
          <table:table-cell table:formula="of:=1/([.B20])^2 *[.C20]" office:value-type="float" office:value="0.0058556304762562" calcext:value-type="float">
            <text:p>0,0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  <table:table-cell table:formula="of:=1/[.B22]" office:value-type="float" office:value="1.70444861087438" calcext:value-type="float">
            <text:p>1,7044</text:p>
          </table:table-cell>
          <table:table-cell table:formula="of:=1/([.B22])^2 *[.C22]" office:value-type="float" office:value="0.010749036748313" calcext:value-type="float">
            <text:p>0,0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  <table:table-cell table:formula="of:=1/[.B24]" office:value-type="float" office:value="1.23808344682432" calcext:value-type="float">
            <text:p>1,2381</text:p>
          </table:table-cell>
          <table:table-cell table:formula="of:=1/([.B24])^2 *[.C24]" office:value-type="float" office:value="0.0248321800650661" calcext:value-type="float">
            <text:p>0,0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19]*[.B23]" office:value-type="float" office:value="1.70720532" calcext:value-type="float">
            <text:p>1,7072</text:p>
          </table:table-cell>
          <table:table-cell table:formula="of:=SQRT(([.B19]*[.C23])^2+([.B23]*[.C19])^2)" office:value-type="float" office:value="0.0135110025024496" calcext:value-type="float">
            <text:p>0,0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18]-2)/[.B23]" office:value-type="float" office:value="2.8351795904666" calcext:value-type="float">
            <text:p>2,8352</text:p>
          </table:table-cell>
          <table:table-cell table:formula="of:=SQRT(([.H18]/[.B23])^2+([.G18]*[.C23]/([.B23])^2)^2)" office:value-type="float" office:value="0.126980882630729" calcext:value-type="float">
            <text:p>0,1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18]-2)/[.B21]" office:value-type="float" office:value="2.57060948340118" calcext:value-type="float">
            <text:p>2,5706</text:p>
          </table:table-cell>
          <table:table-cell table:formula="of:=SQRT(([.H18]/[.B21])^2+([.G18]*[.C21]/([.B21])^2)^2)" office:value-type="float" office:value="0.0870453949747011" calcext:value-type="float">
            <text:p>0,0870</text:p>
          </table:table-cell>
          <table:table-cell table:number-columns-repeated="7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3:49:22.2476342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4:04:41.332908077</dc:date>
    <meta:editing-duration>PT1H39M44S</meta:editing-duration>
    <meta:editing-cycles>9</meta:editing-cycles>
    <meta:document-statistic meta:table-count="1" meta:cell-count="123" meta:object-count="0"/>
  </office:meta>
</office:document-meta>
</file>